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9">Last Update: 04/28/12 (Valid for 2.21stable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8267451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8266516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Deco type used for this dive: (0=ZH-L16 OC, 1=Gauge, 2=ZH-L16 CC, 3=Apnoe 4=L16-GF OC, 5=L16-GF CC)</text:p>
      <text:p text:style-name="P9">Byte 52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><text:soft-page-break/></text:p>
      <text:p text:style-name="P9"><text:span text:style-name="T4">Extended Information</text:span> will be stored strictly in the following order (future extensions will append at the end of the list for compatibility reasons!):</text:p>
      <text:list xml:id="list38282653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5">Deco Debug (according to header information)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8276219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<text:soft-page-break/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<text:soft-page-break/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oft-page-break/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<text:soft-page-break/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-128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oft-page-break/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<text:soft-page-break/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0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4-28T18:27:21.30</dc:date>
    <meta:editing-duration>PT01H05M26S</meta:editing-duration>
    <meta:editing-cycles>14</meta:editing-cycles>
    <meta:generator>OpenOffice.org/3.2$Win32 OpenOffice.org_project/320m18$Build-9502</meta:generator>
    <meta:document-statistic meta:table-count="1" meta:image-count="1" meta:object-count="0" meta:page-count="11" meta:paragraph-count="432" meta:word-count="2736" meta:character-count="16250"/>
  </office:meta>
</office:document-meta>
</file>